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ott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8" draw:id="id8" draw:layer="layout" svg:width="1.3cm" svg:height="1.3cm" svg:x="9.8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3cm" svg:height="1.3cm" svg:x="22.1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3cm" svg:height="1.3cm" svg:x="23.3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3cm" svg:height="1.3cm" svg:x="27.9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3cm" svg:height="1.3cm" svg:x="17.5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3cm" svg:height="1.3cm" svg:x="16.5cm" svg:y="1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cm" svg:height="1.3cm" svg:x="28.1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cm" svg:height="3.3cm" svg:x="6.6cm" svg:y="16.1cm">
          <text:p text:style-name="P2"><text:span text:style-name="T1">fun print_strptr (x: !Strptr0): void = "mac#%"</text:span></text:p>
          <text:p text:style-name="P2"><text:span text:style-name="T1">castfn strptr2string (x: Strptr1):&lt;&gt; String</text:span></text:p>
          <draw:enhanced-geometry svg:viewBox="0 0 21600 21600" draw:glue-points="10800 0 0 10800 10800 21600 21600 10800" draw:text-areas="0 0 21600 ?f11" draw:type="paper" draw:modifiers="19247.05882352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4" draw:layer="layout" svg:width="10.246cm" svg:height="1.431cm" svg:x="7.8cm" svg:y="15.369cm">
          <draw:text-box>
            <text:p><text:span text:style-name="T1">prelude/SATS/strptr.sats</text:span></text:p>
          </draw:text-box>
        </draw:frame>
        <draw:custom-shape draw:style-name="gr2" draw:text-style-name="P3" draw:layer="layout" svg:width="19.64cm" svg:height="2.284cm" svg:x="11.798cm" svg:y="2.116cm">
          <text:p text:style-name="P2"><text:span text:style-name="T1">fun{} string0_copy (xs: NSH(string)):&lt;!wrt&gt; Strptr1</text:span></text:p>
          <draw:enhanced-geometry svg:viewBox="0 0 21600 21600" draw:glue-points="10800 0 0 10800 10800 21600 21600 10800" draw:text-areas="0 0 21600 ?f11" draw:type="paper" draw:modifiers="19499.49595234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4" draw:layer="layout" svg:width="10.127cm" svg:height="1.431cm" svg:x="12.798cm" svg:y="1.385cm">
          <draw:text-box>
            <text:p><text:span text:style-name="T1">prelude/SATS/string.sats</text:span></text:p>
          </draw:text-box>
        </draw:frame>
        <draw:custom-shape draw:style-name="gr2" draw:text-style-name="P3" draw:layer="layout" svg:width="17.7cm" svg:height="6.769cm" svg:x="1.4cm" svg:y="5.231cm">
          <text:p text:style-name="P2"><text:span text:style-name="T1">absvtype strptr_addr_vtype (l:addr) = ptr</text:span></text:p>
          <text:p text:style-name="P2"><text:span text:style-name="T1">stadef strptr = strptr_addr_vtype</text:span></text:p>
          <text:p text:style-name="P2"><text:span text:style-name="T1">vtypedef Strptr0 = [l:addr] strptr (l)</text:span></text:p>
          <text:p text:style-name="P2"><text:span text:style-name="T1">vtypedef Strptr1 = [l:addr | l &gt; null] strptr (l)</text:span></text:p>
          <text:p text:style-name="P2"><text:span text:style-name="T1">stadef strptr = Strptr0</text:span></text:p>
          <draw:enhanced-geometry svg:viewBox="0 0 21600 21600" draw:glue-points="10800 0 0 10800 10800 21600 21600 10800" draw:text-areas="0 0 21600 ?f11" draw:type="paper" draw:modifiers="19873.31789164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4" draw:layer="layout" svg:width="9.268cm" svg:height="1.431cm" svg:x="2.4cm" svg:y="4.5cm">
          <draw:text-box>
            <text:p><text:span text:style-name="T1">prelude/basics_sta.sats</text:span></text:p>
          </draw:text-box>
        </draw:frame>
        <draw:custom-shape draw:style-name="gr4" draw:text-style-name="P1" xml:id="id2" draw:id="id2" draw:layer="layout" svg:width="6.9cm" svg:height="2.2cm" svg:x="22.7cm" svg:y="8.6cm">
          <text:p text:style-name="P5"><text:span text:style-name="T1">str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8.75cm" svg:y1="4cm" svg:x2="26.15cm" svg:y2="8.6cm" draw:start-shape="id1" draw:start-glue-point="2" draw:end-shape="id2" draw:end-glue-point="0" svg:d="M28750 4000c0 3412-2600 1113-2600 4600" svg:viewBox="0 0 2601 4601">
          <text:p/>
        </draw:connector>
        <draw:connector draw:style-name="gr5" draw:text-style-name="P1" draw:layer="layout" draw:type="curve" svg:x1="23.95cm" svg:y1="10.8cm" svg:x2="17.8cm" svg:y2="16.95cm" draw:start-shape="id3" draw:start-glue-point="2" draw:end-shape="id4" draw:end-glue-point="1" svg:d="M23950 10800c0 4100-2050 6150-6150 6150" svg:viewBox="0 0 6151 6151">
          <text:p/>
        </draw:connector>
        <draw:connector draw:style-name="gr5" draw:text-style-name="P1" draw:layer="layout" draw:type="curve" svg:x1="28.55cm" svg:y1="10.8cm" svg:x2="18.8cm" svg:y2="18.05cm" draw:start-shape="id5" draw:start-glue-point="2" draw:end-shape="id6" draw:end-glue-point="1" svg:d="M28550 10800c0 4834-3250 7250-9750 7250" svg:viewBox="0 0 9751 7251">
          <text:p/>
        </draw:connector>
        <draw:connector draw:style-name="gr6" draw:text-style-name="P1" draw:layer="layout" draw:type="curve" svg:x1="22.75cm" svg:y1="10.6cm" svg:x2="10.45cm" svg:y2="11.1cm" draw:start-shape="id7" draw:end-shape="id8" draw:end-glue-point="2" svg:d="M22750 10600c0 1500-12300 1250-12300 500" svg:viewBox="0 0 12301 1097">
          <text:p/>
        </draw:connector>
        <draw:frame draw:style-name="gr7" draw:text-style-name="P4" draw:layer="layout" svg:width="3.364cm" svg:height="1.331cm" svg:x="27.136cm" svg:y="6.369cm">
          <draw:text-box>
            <text:p text:style-name="P4">Produce</text:p>
          </draw:text-box>
        </draw:frame>
        <draw:frame draw:style-name="gr7" draw:text-style-name="P4" draw:layer="layout" svg:width="5.138cm" svg:height="1.331cm" svg:x="17.7cm" svg:y="13.569cm">
          <draw:text-box>
            <text:p text:style-name="P4">Not consume</text:p>
          </draw:text-box>
        </draw:frame>
        <draw:frame draw:style-name="gr7" draw:text-style-name="P4" draw:layer="layout" svg:width="3.584cm" svg:height="1.331cm" svg:x="26.7cm" svg:y="15.6cm">
          <draw:text-box>
            <text:p text:style-name="P4">Consu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05T13:21:03.282901321</meta:creation-date>
    <dc:date>2014-07-05T14:48:05.364622427</dc:date>
    <dc:creator>Okabe Kiwamu</dc:creator>
    <meta:editing-duration>PT1H24M56S</meta:editing-duration>
    <meta:editing-cycles>51</meta:editing-cycles>
    <meta:generator>LibreOffice/4.2.5.2$Linux_X86_64 LibreOffice_project/420m0$Build-2</meta:generator>
    <meta:document-statistic meta:object-count="21"/>
  </office:meta>
</office:document-meta>
</file>